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rs" style:family="table">
      <style:table-properties style:width="17.013cm" fo:margin-left="0cm" table:align="left"/>
    </style:style>
    <style:style style:name="Users.A" style:family="table-column">
      <style:table-column-properties style:column-width="1.958cm"/>
    </style:style>
    <style:style style:name="Users.B" style:family="table-column">
      <style:table-column-properties style:column-width="2.011cm"/>
    </style:style>
    <style:style style:name="Users.C" style:family="table-column">
      <style:table-column-properties style:column-width="6.429cm"/>
    </style:style>
    <style:style style:name="Users.D" style:family="table-column">
      <style:table-column-properties style:column-width="3.201cm"/>
    </style:style>
    <style:style style:name="Users.E" style:family="table-column">
      <style:table-column-properties style:column-width="3.413cm"/>
    </style:style>
    <style:style style:name="Users.A1" style:family="table-cell">
      <style:table-cell-properties fo:padding="0.097cm" fo:border-left="0.05pt solid #000000" fo:border-right="none" fo:border-top="0.05pt solid #000000" fo:border-bottom="0.05pt solid #000000"/>
    </style:style>
    <style:style style:name="Users.E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none" fo:border-top="none" fo:border-bottom="0.05pt solid #000000"/>
    </style:style>
    <style:style style:name="User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line-through-style="solid" style:font-size-asian="10.5pt"/>
    </style:style>
    <style:style style:name="P2" style:family="paragraph" style:parent-style-name="Table_20_Contents">
      <style:text-properties officeooo:paragraph-rsid="00054fbe"/>
    </style:style>
    <style:style style:name="T1" style:family="text">
      <style:text-properties style:text-line-through-style="solid" style:font-size-asian="10.5pt"/>
    </style:style>
    <style:style style:name="T2" style:family="text">
      <style:text-properties style:text-line-through-style="solid" officeooo:rsid="00054fbe"/>
    </style:style>
    <style:style style:name="T3" style:family="text">
      <style:text-properties officeooo:rsid="00054fb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lobal Health repository: user administration</text:h>
      <text:p text:style-name="Standard"/>
      <text:p text:style-name="Standard">Author:<text:tab/>Fred Riley</text:p>
      <text:p text:style-name="Standard">Updated:<text:tab/><text:date style:data-style-name="N37" text:date-value="2013-10-09T17:12:30.34">09/10/13</text:date></text:p>
      <text:p text:style-name="Standard"/>
      <text:h text:style-name="Heading_20_2" text:outline-level="2">Introduction</text:h>
      <text:p text:style-name="Standard">This document contains information on administering users for the Global Health repository (beta) at <text:a xlink:type="simple" xlink:href="http://www.fredriley.org.uk/projects/globalhealth/home">http://www.fredriley.org.uk/projects/globalhealth/home</text:a> (auth: globalhealth/squirrels), and lists defined test users. </text:p>
      <text:p text:style-name="Standard"/>
      <text:h text:style-name="Heading_20_2" text:outline-level="2">Admin console</text:h>
      <text:p text:style-name="Text_20_body">Logged-in administrators can click on ADMINISTER | User Admin in the left navigation bar to enter the User administration console. </text:p>
      <text:h text:style-name="Heading_20_2" text:outline-level="2">User management</text:h>
      <text:p text:style-name="Text_20_body">When a user is created, the default user group is 'members' and the account is inactive until the user clicks a link in the email s/he's sent. The administrator can activate the user manually in the console, and add the user to other groups via Edit. </text:p>
      <text:h text:style-name="Heading_20_2" text:outline-level="2">Accounts</text:h>
      <text:p text:style-name="Standard">User accounts for the beta version of the Global Health repository. The login is the email address. <text:span text:style-name="T3">Usernames in </text:span><text:span text:style-name="T2">strikethrough</text:span><text:span text:style-name="T3"> are inactive but registered, and can be easily reactivated in the user management console. </text:span></text:p>
      <text:p text:style-name="Standard"/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column table:style-name="Users.E"/>
        <table:table-header-rows>
          <table:table-row>
            <table:table-cell table:style-name="Users.A1" office:value-type="string">
              <text:p text:style-name="Table_20_Heading">First name</text:p>
            </table:table-cell>
            <table:table-cell table:style-name="Users.A1" office:value-type="string">
              <text:p text:style-name="Table_20_Heading">Last name</text:p>
            </table:table-cell>
            <table:table-cell table:style-name="Users.A1" office:value-type="string">
              <text:p text:style-name="Table_20_Heading">Email</text:p>
            </table:table-cell>
            <table:table-cell table:style-name="Users.A1" office:value-type="string">
              <text:p text:style-name="Table_20_Heading">Password</text:p>
            </table:table-cell>
            <table:table-cell table:style-name="Users.E1" office:value-type="string">
              <text:p text:style-name="Table_20_Heading">Groups</text:p>
            </table:table-cell>
          </table:table-row>
        </table:table-header-rows>
        <table:table-row>
          <table:table-cell table:style-name="Users.A2" office:value-type="string">
            <text:p text:style-name="Table_20_Contents">Catrin</text:p>
          </table:table-cell>
          <table:table-cell table:style-name="Users.A2" office:value-type="string">
            <text:p text:style-name="Table_20_Contents">Evans</text:p>
          </table:table-cell>
          <table:table-cell table:style-name="Users.A2" office:value-type="string">
            <text:p text:style-name="Table_20_Contents"><text:a xlink:type="simple" xlink:href="mailto:catrin.evans@nottingham.ac.uk">catrin.evans@nottingham.ac.uk</text:a></text:p>
          </table:table-cell>
          <table:table-cell table:style-name="Users.A2" office:value-type="string">
            <text:p text:style-name="Table_20_Contents">meerkat</text:p>
          </table:table-cell>
          <table:table-cell table:style-name="Users.E2" office:value-type="string">
            <text:p text:style-name="Table_20_Contents">admin</text:p>
            <text:p text:style-name="Table_20_Contents">members</text:p>
            <text:p text:style-name="Table_20_Contents">contributor</text:p>
          </table:table-cell>
        </table:table-row>
        <table:table-row>
          <table:table-cell table:style-name="Users.A2" office:value-type="string">
            <text:p text:style-name="Table_20_Contents">Harry</text:p>
          </table:table-cell>
          <table:table-cell table:style-name="Users.A2" office:value-type="string">
            <text:p text:style-name="Table_20_Contents">Hamster</text:p>
          </table:table-cell>
          <table:table-cell table:style-name="Users.A2" office:value-type="string">
            <text:p text:style-name="Table_20_Contents"><text:a xlink:type="simple" xlink:href="mailto:harry.hamster@rodents.com">harry.hamster@rodents.com</text:a></text:p>
          </table:table-cell>
          <table:table-cell table:style-name="Users.A2" office:value-type="string">
            <text:p text:style-name="Table_20_Contents">hamster</text:p>
          </table:table-cell>
          <table:table-cell table:style-name="Users.E2" office:value-type="string">
            <text:p text:style-name="Table_20_Contents">member</text:p>
          </table:table-cell>
        </table:table-row>
        <table:table-row>
          <table:table-cell table:style-name="Users.A2" office:value-type="string">
            <text:p text:style-name="Table_20_Contents">Fred</text:p>
          </table:table-cell>
          <table:table-cell table:style-name="Users.A2" office:value-type="string">
            <text:p text:style-name="Table_20_Contents">Riley</text:p>
          </table:table-cell>
          <table:table-cell table:style-name="Users.A2" office:value-type="string">
            <text:p text:style-name="Table_20_Contents"><text:a xlink:type="simple" xlink:href="mailto:fred.riley@gmail.com">fred.riley@gmail.com</text:a></text:p>
          </table:table-cell>
          <table:table-cell table:style-name="Users.A2" office:value-type="string">
            <text:p text:style-name="Table_20_Contents">gerbil</text:p>
          </table:table-cell>
          <table:table-cell table:style-name="Users.E2" office:value-type="string">
            <text:p text:style-name="Table_20_Contents">admin</text:p>
            <text:p text:style-name="Table_20_Contents">members</text:p>
            <text:p text:style-name="Table_20_Contents">contributor</text:p>
          </table:table-cell>
        </table:table-row>
        <table:table-row>
          <table:table-cell table:style-name="Users.A2" office:value-type="string">
            <text:p text:style-name="P1">Georgie</text:p>
          </table:table-cell>
          <table:table-cell table:style-name="Users.A2" office:value-type="string">
            <text:p text:style-name="P1">Porgy</text:p>
          </table:table-cell>
          <table:table-cell table:style-name="Users.A2" office:value-type="string">
            <text:p text:style-name="Table_20_Contents"><text:a xlink:type="simple" xlink:href="mailto:g.porgy@piggies.com"><text:span text:style-name="T1">g.porgy@piggies.com</text:span></text:a></text:p>
          </table:table-cell>
          <table:table-cell table:style-name="Users.A2" office:value-type="string">
            <text:p text:style-name="P1">pudding and pies</text:p>
          </table:table-cell>
          <table:table-cell table:style-name="Users.E2" office:value-type="string">
            <text:p text:style-name="P1">members</text:p>
            <text:p text:style-name="P1">contributor</text:p>
          </table:table-cell>
        </table:table-row>
        <table:table-row>
          <table:table-cell table:style-name="Users.A2" office:value-type="string">
            <text:p text:style-name="Table_20_Contents">Heather</text:p>
          </table:table-cell>
          <table:table-cell table:style-name="Users.A2" office:value-type="string">
            <text:p text:style-name="Table_20_Contents">Wharrad</text:p>
          </table:table-cell>
          <table:table-cell table:style-name="Users.A2" office:value-type="string">
            <text:p text:style-name="Table_20_Contents"><text:a xlink:type="simple" xlink:href="mailto:heather.wharrad@nottingham.ac.uk">heather.wharrad@nottingham.ac.uk</text:a></text:p>
          </table:table-cell>
          <table:table-cell table:style-name="Users.A2" office:value-type="string">
            <text:p text:style-name="Table_20_Contents">mousie</text:p>
          </table:table-cell>
          <table:table-cell table:style-name="Users.E2" office:value-type="string">
            <text:p text:style-name="Table_20_Contents">admin</text:p>
            <text:p text:style-name="Table_20_Contents">members</text:p>
            <text:p text:style-name="Table_20_Contents">contributor</text:p>
          </table:table-cell>
        </table:table-row>
        <table:table-row>
          <table:table-cell table:style-name="Users.A2" office:value-type="string">
            <text:p text:style-name="Table_20_Contents">Aaron</text:p>
          </table:table-cell>
          <table:table-cell table:style-name="Users.A2" office:value-type="string">
            <text:p text:style-name="Table_20_Contents">Fecowycz</text:p>
          </table:table-cell>
          <table:table-cell table:style-name="Users.A2" office:value-type="string">
            <text:p text:style-name="Table_20_Contents"><text:a xlink:type="simple" xlink:href="mailto:aaron.fecowycz@nottingham.ac.uk">aaron.fecowycz@nottingham.ac.uk</text:a></text:p>
          </table:table-cell>
          <table:table-cell table:style-name="Users.A2" office:value-type="string">
            <text:p text:style-name="Table_20_Contents">beaver</text:p>
          </table:table-cell>
          <table:table-cell table:style-name="Users.E2" office:value-type="string">
            <text:p text:style-name="Table_20_Contents">admin</text:p>
            <text:p text:style-name="Table_20_Contents">members</text:p>
            <text:p text:style-name="Table_20_Contents">contributor</text:p>
          </table:table-cell>
        </table:table-row>
        <table:table-row>
          <table:table-cell table:style-name="Users.A2" office:value-type="string">
            <text:p text:style-name="P2"><text:span text:style-name="T3">Hamstair</text:span></text:p>
          </table:table-cell>
          <table:table-cell table:style-name="Users.A2" office:value-type="string">
            <text:p text:style-name="P2"><text:span text:style-name="T3">Toilichte</text:span></text:p>
          </table:table-cell>
          <table:table-cell table:style-name="Users.A2" office:value-type="string">
            <text:p text:style-name="P2"><text:a xlink:type="simple" xlink:href="mailto:hamstair.toilichte@gmail.com"><text:span text:style-name="T3">hamstair.toilichte@gmail.com</text:span></text:a></text:p>
          </table:table-cell>
          <table:table-cell table:style-name="Users.A2" office:value-type="string">
            <text:p text:style-name="P2"><text:span text:style-name="T3">sunflower</text:span></text:p>
          </table:table-cell>
          <table:table-cell table:style-name="Users.E2" office:value-type="string">
            <text:p text:style-name="P2"><text:span text:style-name="T3">members</text:span></text:p>
            <text:p text:style-name="P2"><text:span text:style-name="T3">contributor</text:span></text:p>
          </table:table-cell>
        </table:table-row>
        <text:soft-page-break/>
        <table:table-row>
          <table:table-cell table:style-name="Users.A2" office:value-type="string">
            <text:p text:style-name="Table_20_Contents"/>
          </table:table-cell>
          <table:table-cell table:style-name="Users.A2" office:value-type="string">
            <text:p text:style-name="Table_20_Contents"/>
          </table:table-cell>
          <table:table-cell table:style-name="Users.A2" office:value-type="string">
            <text:p text:style-name="Table_20_Contents"/>
          </table:table-cell>
          <table:table-cell table:style-name="Users.A2" office:value-type="string">
            <text:p text:style-name="Table_20_Contents"/>
          </table:table-cell>
          <table:table-cell table:style-name="Users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7:08:43.33</meta:creation-date>
    <dc:date>2013-10-09T17:12:30.31</dc:date>
    <meta:editing-duration>PT1H25M2S</meta:editing-duration>
    <meta:editing-cycles>4</meta:editing-cycles>
    <meta:generator>LibreOffice/4.0.4.2$Windows_x86 LibreOffice_project/9e9821abd0ffdbc09cd8c52eaa574fa09eb08f2</meta:generator>
    <meta:document-statistic meta:table-count="1" meta:image-count="0" meta:object-count="0" meta:page-count="2" meta:paragraph-count="61" meta:word-count="192" meta:character-count="1447" meta:non-whitespace-character-count="1312"/>
  </office:meta>
</office:document-meta>
</file>